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2756C3CDC90BE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486in" style:page-number="auto" table:align="margins" style:writing-mode="lr-tb"/>
    </style:style>
    <style:style style:name="Tabla1.A" style:family="table-column">
      <style:table-column-properties style:column-width="7.0486in" style:rel-column-width="65535*"/>
    </style:style>
    <style:style style:name="Tabla1.A1" style:family="table-cell">
      <style:table-cell-properties fo:padding="0.0382in" fo:border-left="none" fo:border-right="none" fo:border-top="none" fo:border-bottom="2.5pt solid #000000"/>
    </style:style>
    <style:style style:name="Table3" style:family="table">
      <style:table-properties style:width="7.0486in" table:align="margins" style:writing-mode="lr-tb"/>
    </style:style>
    <style:style style:name="Table3.A" style:family="table-column">
      <style:table-column-properties style:column-width="7.0486in" style:rel-column-width="65535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1" style:family="table">
      <style:table-properties style:width="7.0486in" table:align="margins" style:writing-mode="lr-tb"/>
    </style:style>
    <style:style style:name="Table1.A" style:family="table-column">
      <style:table-column-properties style:column-width="7.0486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7.0486in" table:align="margins" style:writing-mode="lr-tb"/>
    </style:style>
    <style:style style:name="Table2.A" style:family="table-column">
      <style:table-column-properties style:column-width="7.0486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7.0486in" table:align="margins" style:writing-mode="lr-tb"/>
    </style:style>
    <style:style style:name="Table6.A" style:family="table-column">
      <style:table-column-properties style:column-width="7.0486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7.0486in" table:align="margins" style:writing-mode="lr-tb"/>
    </style:style>
    <style:style style:name="Table8.A" style:family="table-column">
      <style:table-column-properties style:column-width="7.04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7.0486in" table:align="margins" style:writing-mode="lr-tb"/>
    </style:style>
    <style:style style:name="Table9.A" style:family="table-column">
      <style:table-column-properties style:column-width="7.0486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0486in" fo:break-before="page" table:align="margins" style:writing-mode="lr-tb"/>
    </style:style>
    <style:style style:name="Table10.A" style:family="table-column">
      <style:table-column-properties style:column-width="7.0486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7.0486in" table:align="margins" style:writing-mode="lr-tb"/>
    </style:style>
    <style:style style:name="Table12.A" style:family="table-column">
      <style:table-column-properties style:column-width="7.048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7.0486in" table:align="margins" style:writing-mode="lr-tb"/>
    </style:style>
    <style:style style:name="Table13.A" style:family="table-column">
      <style:table-column-properties style:column-width="7.0486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7.0486in" table:align="margins" style:writing-mode="lr-tb"/>
    </style:style>
    <style:style style:name="Table14.A" style:family="table-column">
      <style:table-column-properties style:column-width="7.0486in" style:rel-column-width="65535*"/>
    </style:style>
    <style:style style:name="Table14.A1" style:family="table-cell">
      <style:table-cell-properties fo:padding="0.0382in" fo:border="0.05pt solid #000000"/>
    </style:style>
    <style:style style:name="Table4" style:family="table">
      <style:table-properties style:width="7.0486in" fo:break-before="page" table:align="margins" style:writing-mode="lr-tb"/>
    </style:style>
    <style:style style:name="Table4.A" style:family="table-column">
      <style:table-column-properties style:column-width="7.0486in" style:rel-column-width="65535*"/>
    </style:style>
    <style:style style:name="Table4.A1" style:family="table-cell">
      <style:table-cell-properties fo:padding="0.0382in" fo:border="0.05pt solid #000000"/>
    </style:style>
    <style:style style:name="Table7" style:family="table">
      <style:table-properties style:width="7.0486in" table:align="margins" style:writing-mode="lr-tb"/>
    </style:style>
    <style:style style:name="Table7.A" style:family="table-column">
      <style:table-column-properties style:column-width="7.0486in" style:rel-column-width="65535*"/>
    </style:style>
    <style:style style:name="Table7.A1" style:family="table-cell">
      <style:table-cell-properties fo:padding="0.0382in" fo:border="0.05pt solid #000000"/>
    </style:style>
    <style:style style:name="Table11" style:family="table">
      <style:table-properties style:width="7.0486in" table:align="margins" style:writing-mode="lr-tb"/>
    </style:style>
    <style:style style:name="Table11.A" style:family="table-column">
      <style:table-column-properties style:column-width="7.0486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Standard" style:master-page-name="Standard">
      <style:paragraph-properties fo:margin-top="0.1181in" fo:margin-bottom="0.0591in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Table_20_Contents">
      <style:text-properties officeooo:rsid="00108d3b" officeooo:paragraph-rsid="00108d3b"/>
    </style:style>
    <style:style style:name="P8" style:family="paragraph" style:parent-style-name="Table_20_Contents">
      <style:text-properties officeooo:rsid="00122d67" officeooo:paragraph-rsid="00122d67"/>
    </style:style>
    <style:style style:name="P9" style:family="paragraph" style:parent-style-name="Table_20_Contents">
      <style:text-properties officeooo:rsid="00171f4e" officeooo:paragraph-rsid="00171f4e"/>
    </style:style>
    <style:style style:name="P10" style:family="paragraph" style:parent-style-name="Table_20_Contents">
      <style:text-properties officeooo:rsid="00174725" officeooo:paragraph-rsid="0017ced3"/>
    </style:style>
    <style:style style:name="P11" style:family="paragraph" style:parent-style-name="Table_20_Contents">
      <style:text-properties officeooo:rsid="0017ced3" officeooo:paragraph-rsid="0017ced3"/>
    </style:style>
    <style:style style:name="P12" style:family="paragraph" style:parent-style-name="Table_20_Contents">
      <style:text-properties officeooo:rsid="001957ad" officeooo:paragraph-rsid="001957ad"/>
    </style:style>
    <style:style style:name="P13" style:family="paragraph" style:parent-style-name="Table_20_Contents">
      <style:text-properties officeooo:rsid="001b218c" officeooo:paragraph-rsid="001b803c"/>
    </style:style>
    <style:style style:name="P14" style:family="paragraph" style:parent-style-name="Table_20_Contents">
      <style:text-properties officeooo:rsid="001b218c" officeooo:paragraph-rsid="001d16ae"/>
    </style:style>
    <style:style style:name="P15" style:family="paragraph" style:parent-style-name="Table_20_Contents">
      <style:text-properties officeooo:rsid="001b218c" officeooo:paragraph-rsid="001d9ed9"/>
    </style:style>
    <style:style style:name="P16" style:family="paragraph" style:parent-style-name="Table_20_Contents">
      <style:text-properties officeooo:rsid="001f42f9" officeooo:paragraph-rsid="001f42f9"/>
    </style:style>
    <style:style style:name="P17" style:family="paragraph" style:parent-style-name="Table_20_Contents">
      <style:text-properties officeooo:rsid="001fac33" officeooo:paragraph-rsid="001fac33"/>
    </style:style>
    <style:style style:name="P18" style:family="paragraph" style:parent-style-name="Table_20_Contents">
      <style:text-properties officeooo:rsid="0020fb6b" officeooo:paragraph-rsid="0020fb6b"/>
    </style:style>
    <style:style style:name="P19" style:family="paragraph" style:parent-style-name="Table_20_Contents">
      <style:text-properties officeooo:rsid="0021794c" officeooo:paragraph-rsid="0021794c"/>
    </style:style>
    <style:style style:name="P20" style:family="paragraph" style:parent-style-name="Table_20_Contents">
      <style:text-properties officeooo:rsid="0023706e" officeooo:paragraph-rsid="0023706e"/>
    </style:style>
    <style:style style:name="P21" style:family="paragraph" style:parent-style-name="Table_20_Contents">
      <style:text-properties officeooo:rsid="0023dc91" officeooo:paragraph-rsid="0023dc91"/>
    </style:style>
    <style:style style:name="P22" style:family="paragraph" style:parent-style-name="Table_20_Contents">
      <style:text-properties officeooo:rsid="00248b3b" officeooo:paragraph-rsid="00248b3b"/>
    </style:style>
    <style:style style:name="P23" style:family="paragraph" style:parent-style-name="Table_20_Contents">
      <style:text-properties officeooo:rsid="00260553" officeooo:paragraph-rsid="00260553"/>
    </style:style>
    <style:style style:name="P24" style:family="paragraph" style:parent-style-name="Table_20_Contents">
      <style:text-properties officeooo:rsid="00264062" officeooo:paragraph-rsid="00264062"/>
    </style:style>
    <style:style style:name="P25" style:family="paragraph" style:parent-style-name="Table_20_Contents">
      <style:text-properties officeooo:rsid="00265cc2" officeooo:paragraph-rsid="00265cc2"/>
    </style:style>
    <style:style style:name="P26" style:family="paragraph" style:parent-style-name="Table_20_Contents">
      <style:text-properties officeooo:rsid="00285754" officeooo:paragraph-rsid="00285754"/>
    </style:style>
    <style:style style:name="P27" style:family="paragraph" style:parent-style-name="Table_20_Contents">
      <style:text-properties officeooo:rsid="0028bada" officeooo:paragraph-rsid="0028bada"/>
    </style:style>
    <style:style style:name="P28" style:family="paragraph" style:parent-style-name="Table_20_Contents">
      <style:text-properties officeooo:rsid="00296e23" officeooo:paragraph-rsid="00296e23"/>
    </style:style>
    <style:style style:name="P29" style:family="paragraph" style:parent-style-name="Table_20_Contents">
      <style:text-properties officeooo:rsid="002b52f3" officeooo:paragraph-rsid="002bf167"/>
    </style:style>
    <style:style style:name="P30" style:family="paragraph" style:parent-style-name="Table_20_Contents">
      <style:text-properties officeooo:rsid="002d1bc8" officeooo:paragraph-rsid="002d1bc8"/>
    </style:style>
    <style:style style:name="P31" style:family="paragraph" style:parent-style-name="Table_20_Contents">
      <style:text-properties officeooo:rsid="002d5224" officeooo:paragraph-rsid="002d5224"/>
    </style:style>
    <style:style style:name="P32" style:family="paragraph" style:parent-style-name="Table_20_Contents">
      <style:text-properties officeooo:rsid="002d5f77" officeooo:paragraph-rsid="002d5f77"/>
    </style:style>
    <style:style style:name="P33" style:family="paragraph" style:parent-style-name="Table_20_Contents">
      <style:text-properties officeooo:rsid="002e9c75" officeooo:paragraph-rsid="002e9c75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f1cf"/>
    </style:style>
    <style:style style:name="T4" style:family="text">
      <style:text-properties officeooo:rsid="0014dc1f"/>
    </style:style>
    <style:style style:name="T5" style:family="text">
      <style:text-properties officeooo:rsid="00167619"/>
    </style:style>
    <style:style style:name="T6" style:family="text">
      <style:text-properties officeooo:rsid="0017ced3"/>
    </style:style>
    <style:style style:name="T7" style:family="text">
      <style:text-properties officeooo:rsid="001b803c"/>
    </style:style>
    <style:style style:name="T8" style:family="text">
      <style:text-properties officeooo:rsid="001d16ae"/>
    </style:style>
    <style:style style:name="T9" style:family="text">
      <style:text-properties officeooo:rsid="001d9ed9"/>
    </style:style>
    <style:style style:name="T10" style:family="text">
      <style:text-properties officeooo:rsid="002bf167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1" draw:name="graphics1" text:anchor-type="paragraph" svg:width="6.972in" svg:height="0.4382in" draw:z-index="0"><draw:image xlink:href="Pictures/100002010000041A0000004232756C3CDC90BE67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Rubén Calvo Villazá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a) <text:span text:style-name="T3">15 minutos</text:span></text:p>
            <text:p text:style-name="P8">b) <text:span text:style-name="T4">3 usuarios</text:span></text:p>
            <text:p text:style-name="P8">c) <text:span text:style-name="T5">carga media del sistema: 0.16</text:span></text:p>
            <text:p text:style-name="Table_20_Contents"/>
            <text:p text:style-name="Table_20_Contents"/>
          </table:table-cell>
        </table:table-row>
        <table:table-row>
          <table:table-cell table:style-name="Table9.A2" office:value-type="string">
            <text:p text:style-name="P8"/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Prueba.sh:</text:p>
            <text:p text:style-name="P9">#!/bin/bash</text:p>
            <text:p text:style-name="P9">x=0</text:p>
            <text:p text:style-name="P9">for i in `seq 1 $1`</text:p>
            <text:p text:style-name="P9">do</text:p>
            <text:p text:style-name="P9">sleep 1</text:p>
            <text:p text:style-name="P9">x=`expr $x + 1`</text:p>
            <text:p text:style-name="P9">done</text:p>
            <text:p text:style-name="P10">echo “El valor de la variable es “ $x</text:p>
            <text:p text:style-name="P10"/>
            <text:p text:style-name="P10"><text:span text:style-name="T6">Con la orden top, en la columna NI se puede ver el añadido o resta de</text:span></text:p>
            <text:p text:style-name="P11">prioridad que hemos hecho en tiempo real, con lo cual podemos ver que se le asigna más</text:p>
            <text:p text:style-name="P11">CPU en la columna CPU.</text:p>
            <text:p text:style-name="Table_20_Contents"/>
            <text:p text:style-name="P12">time ./prueba.sh 10</text:p>
            <text:p text:style-name="P12">El valor de la variable es</text:p>
            <text:p text:style-name="P13">real <text:span text:style-name="T7">0m10.822s</text:span></text:p>
            <text:p text:style-name="P14">user <text:span text:style-name="T8">0m0.428s</text:span></text:p>
            <text:p text:style-name="P15">sys <text:span text:style-name="T9">0m17.301s</text:span></text:p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">a) Tal y como indica la columna %irq, correspondiente al porcentaje de CPU dedicado a</text:p>
            <text:p text:style-name="P16">interrupciones hardware, se ha dedicado un 0,00%.</text:p>
            <text:p text:style-name="P17">b) y como indica la columna %soft, correspondiente al porcentaje de CPU dedicado a</text:p>
            <text:p text:style-name="P17">interrupciones software, se ha dedicado un 0,04%.</text:p>
            <text:p text:style-name="P18">c) Como podemos ver con la orden top, el total de memoria SWAP es de 1046524k, de los</text:p>
            <text:p text:style-name="P18">cuales en uso hay 0k, así que toda está libre: 1046524k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9">Con el siguiente script:</text:p>
            <text:p text:style-name="P19">#!/bin/bash</text:p>
            <text:p text:style-name="P19">vmstat &gt;&gt; monitorizacion.txt</text:p>
            <text:p text:style-name="P19">num_procs=`cat "monitorizacion.txt"|tail -1|tr -s " " " "|cut -d " " -f2`</text:p>
            <text:p text:style-name="P19">num_procs_swap=`cat "monitorizacion.txt"|tail -1|tr -s " " " "|cut -d " " -f17`</text:p>
            <text:p text:style-name="P19">incremento_swap=`cat "monitorizacion.txt"|tail -1|tr -s " " " "|cut -d " " -f9`</text:p>
            <text:p text:style-name="P19">mem_libre=`cat "monitorizacion.txt"|tail -1|tr -s " " " "|cut -d " " -f5`</text:p>
            <text:p text:style-name="P19">echo "Hay " $num_procs " procesos en cola de ejecución"</text:p>
            <text:p text:style-name="P19">echo "Hay " $num_procs_swap " procesos ejecutándose en el área de intercambio"</text:p>
            <text:p text:style-name="P19">if [ $incremento_swap -eq 0 ]</text:p>
            <text:p text:style-name="P19">then</text:p>
            <text:p text:style-name="P19">echo "No hay incremento de procesos pasándose a la memoria de intercambio"</text:p>
            <text:p text:style-name="P19">else</text:p>
            <text:p text:style-name="P19">echo "Se ha incrementado el numero de procesos que van a la memoria de</text:p>
            <text:p text:style-name="P19">intercambio en " $incremento_swap</text:p>
            <text:p text:style-name="P19">fi</text:p>
            <text:p text:style-name="P19">echo "La memoria libre es de " $mem_libre "KB"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0">a) ls –ltu $HOME</text:p>
            <text:p text:style-name="P21">b) ls –ltc $HOME</text:p>
          </table:table-cell>
        </table:table-row>
      </table:table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2">a) du /usr</text:p>
            <text:p text:style-name="P23">El UML de mi usuario está usando 2636116 bloques.</text:p>
            <text:p text:style-name="P23">En formato “human readable format”</text:p>
            <text:p text:style-name="P24">b) df -i /</text:p>
            <text:p text:style-name="P25">Se están usando 188386 inodos en la partición raíz.</text:p>
            <text:p text:style-name="P25">Se podrían crear tantos archivos como inodos libres haya, en este caso 407294.</text:p>
            <text:p text:style-name="P26">c) du -h /etc</text:p>
            <text:p text:style-name="P28">El tamaño es de 22 MB</text:p>
            <text:p text:style-name="P27">d) du -B 4 /etc</text:p>
            <text:p text:style-name="P29">El directorio /etc tiene 3632128 bloques de tamaño 4 KB.</text:p>
            <text:p text:style-name="P29"><text:span text:style-name="T10">(</text:span>El tamaño de bloque por omisión utilizado en el SA es de 4 KB<text:span text:style-name="T10">)</text:span></text:p>
            <text:p text:style-name="Table_20_Contents"/>
          </table:table-cell>
        </table:table-row>
      </table:table>
      <text:p text:style-name="P5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0">ln -s archivo.txt ./softLink</text:p>
            <text:p text:style-name="P31">ln archivo.txt hardlink</text:p>
            <text:p text:style-name="P32">ln target_hardLink2.txt hardlink2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3">mknod disp_bloques b 10 5</text:p>
            <text:p text:style-name="P33">mknod disp_caracteres c 10 5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1.9689in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6283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22</meta:editing-cycles>
    <meta:creation-date>2011-10-05T09:46:35.67</meta:creation-date>
    <meta:editing-duration>PT21H35M43S</meta:editing-duration>
    <meta:generator>LibreOffice/5.1.6.2.0$Linux_X86_64 LibreOffice_project/10m0$Build-2</meta:generator>
    <dc:date>2017-01-05T10:30:22.560736597</dc:date>
    <meta:print-date>2011-10-06T10:39:21.37</meta:print-date>
    <meta:document-statistic meta:table-count="14" meta:image-count="1" meta:object-count="0" meta:page-count="5" meta:paragraph-count="82" meta:word-count="576" meta:character-count="3210" meta:non-whitespace-character-count="2706"/>
    <meta:user-defined meta:name="Información 1"/>
    <meta:user-defined meta:name="Información 2"/>
    <meta:user-defined meta:name="Información 3"/>
    <meta:user-defined meta:name="Información 4"/>
  </office:meta>
</office:document-meta>
</file>